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pitch="variable"/>
    <style:font-face style:name="Noto Serif CJK KR1" svg:font-family="'Noto Serif CJK KR'" style:font-family-generic="roman" style:font-pitch="variable"/>
    <style:font-face style:name="Noto Serif CJK KR2" svg:font-family="'Noto Serif CJK KR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margin-left="0cm" fo:margin-right="0cm" fo:line-height="150%" fo:text-indent="0cm" style:auto-text-indent="false" style:writing-mode="lr-tb"/>
      <style:text-properties fo:font-weight="bold" officeooo:paragraph-rsid="00037d2b" style:font-weight-asian="bold" style:font-weight-complex="bold"/>
    </style:style>
    <style:style style:name="P2" style:family="paragraph" style:parent-style-name="Standard" style:list-style-name="WWNum3">
      <style:paragraph-properties fo:margin-left="1.27cm" fo:margin-right="0cm" fo:line-height="150%" fo:text-indent="-0.635cm" style:auto-text-indent="false" style:writing-mode="lr-tb">
        <style:tab-stops>
          <style:tab-stop style:position="1.27cm"/>
        </style:tab-stops>
      </style:paragraph-properties>
      <style:text-properties officeooo:paragraph-rsid="00037d2b"/>
    </style:style>
    <style:style style:name="P3" style:family="paragraph" style:parent-style-name="Standard" style:list-style-name="WWNum3">
      <style:paragraph-properties fo:margin-left="2.54cm" fo:margin-right="0cm" fo:line-height="150%" fo:text-indent="-0.635cm" style:auto-text-indent="false" style:writing-mode="lr-tb">
        <style:tab-stops>
          <style:tab-stop style:position="2.54cm"/>
        </style:tab-stops>
      </style:paragraph-properties>
      <style:text-properties officeooo:paragraph-rsid="00037d2b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임신 중 갑상선 기능 항진증</text:p>
      <text:list text:style-name="WWNum3">
        <text:list-item>
          <text:p text:style-name="P2"><text:span text:style-name="T1">진단 및 모니터링:</text:span> 임신 초기 TSH 억제 (&lt; 0.1 mIU/L) 시 유리 T4, 총 T3, TRAb 측정 (강력 추천, 중간 수준의 근거)</text:p>
        </text:list-item>
        <text:list-item>
          <text:p text:style-name="P2"><text:span text:style-name="T1">방사성 요오드 검사:</text:span> 임신 중 금지 (강력 추천, 높은 수준의 근거)</text:p>
        </text:list-item>
        <text:list-item>
          <text:p text:style-name="P2"><text:span text:style-name="T1">일과성 임신성 갑상선 기능 항진증 (GTT):</text:span> 지지 요법 및 수액 공급으로 치료. 항갑상선제 권장하지 않음 (강력 추천, 중간 수준의 근거)</text:p>
        </text:list-item>
        <text:list-item>
          <text:p text:style-name="P2"><text:span text:style-name="T1">그레이브스병 및 항갑상선제:</text:span> </text:p>
          <text:list>
            <text:list-item>
              <text:p text:style-name="P3">갑상선 기능 항진증 여성은 임신 전 갑상선 기능 정상화해야 함 (강력 추천, 중간 수준의 근거)</text:p>
            </text:list-item>
            <text:list-item>
              <text:p text:style-name="P3">저용량 항갑상선제 (MMI &lt; 10 mg/day 또는 PTU &lt; 100 mg/day) 복용 임신부, 재발 위험 낮으면 약물 중단 가능. 그렇지 않으면 임신 1분기에 PTU로 전환 (약한 추천, 낮은 수준의 근거)</text:p>
            </text:list-item>
            <text:list-item>
              <text:p text:style-name="P3">임신 중 항갑상선제와 갑상선 호르몬 병용 요법 피함 (강력 추천, 높은 수준의 근거)</text:p>
            </text:list-item>
            <text:list-item>
              <text:p text:style-name="P3">2-6주마다 유리 T4 및 TSH 모니터링, 유리 T4를 정상 상한선 근처로 유지 목표 (강력 추천, 중간 수준의 근거)</text:p>
            </text:list-item>
          </text:list>
        </text:list-item>
        <text:list-item>
          <text:p text:style-name="P2"><text:span text:style-name="T1">임신 중 갑상선 절제술:</text:span> 드물게 필요; 필요 시 임신 중기에 시행 (강력 추천, 중간 수준의 근거)</text:p>
        </text:list-item>
        <text:list-item>
          <text:p text:style-name="P2"><text:span text:style-name="T1">TRAb 모니터링:</text:span> 그레이브스병 또는 활동성 갑상선 기능 항진증 여성은 임신 초기 및 18-22주에 TRAb 측정 (강력 추천, 중간 수준의 근거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pitch="variable"/>
    <style:font-face style:name="Noto Serif CJK KR1" svg:font-family="'Noto Serif CJK KR'" style:font-family-generic="roman" style:font-pitch="variable"/>
    <style:font-face style:name="Noto Serif CJK KR2" svg:font-family="'Noto Serif CJK KR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 CJK KR1" fo:font-size="10pt" fo:language="en" fo:country="US" style:letter-kerning="true" style:font-name-asian="Noto Serif CJK KR2" style:font-size-asian="10pt" style:language-asian="ko" style:country-asian="KR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 CJK KR1" fo:font-size="10pt" fo:language="en" fo:country="US" style:letter-kerning="true" style:font-name-asian="Noto Serif CJK KR2" style:font-size-asian="10pt" style:language-asian="ko" style:country-asian="KR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0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Noto Sans Devanagari" style:font-family-complex="'Noto Sans Devanagari'" style:font-family-generic-complex="swiss"/>
    </style:style>
    <style:style style:name="ListLabel_20_19" style:display-name="ListLabel 19" style:family="text">
      <style:text-properties style:font-name="Noto Serif CJK KR" fo:font-family="'Noto Serif CJK KR'" style:font-pitch="variable" fo:font-size="10pt" style:font-size-asian="10pt"/>
    </style:style>
    <style:style style:name="ListLabel_20_20" style:display-name="ListLabel 20" style:family="text">
      <style:text-properties style:font-name="Noto Serif CJK KR" fo:font-family="'Noto Serif CJK KR'" style:font-pitch="variable" fo:font-size="10pt" style:font-size-asian="10pt"/>
    </style:style>
    <style:style style:name="ListLabel_20_21" style:display-name="ListLabel 21" style:family="text">
      <style:text-properties style:font-name="Noto Serif CJK KR" fo:font-family="'Noto Serif CJK KR'" style:font-pitch="variable" fo:font-size="10pt" style:font-size-asian="10pt"/>
    </style:style>
    <style:style style:name="ListLabel_20_22" style:display-name="ListLabel 22" style:family="text">
      <style:text-properties style:font-name="Noto Serif CJK KR" fo:font-family="'Noto Serif CJK KR'" style:font-pitch="variable" fo:font-size="10pt" style:font-size-asian="10pt"/>
    </style:style>
    <style:style style:name="ListLabel_20_23" style:display-name="ListLabel 23" style:family="text">
      <style:text-properties style:font-name="Noto Serif CJK KR" fo:font-family="'Noto Serif CJK KR'" style:font-pitch="variable" fo:font-size="10pt" style:font-size-asian="10pt"/>
    </style:style>
    <style:style style:name="ListLabel_20_24" style:display-name="ListLabel 24" style:family="text">
      <style:text-properties style:font-name="Noto Serif CJK KR" fo:font-family="'Noto Serif CJK KR'" style:font-pitch="variable" fo:font-size="10pt" style:font-size-asian="10pt"/>
    </style:style>
    <style:style style:name="ListLabel_20_25" style:display-name="ListLabel 25" style:family="text">
      <style:text-properties style:font-name="Noto Serif CJK KR" fo:font-family="'Noto Serif CJK KR'" style:font-pitch="variable" fo:font-size="10pt" style:font-size-asian="10pt"/>
    </style:style>
    <style:style style:name="ListLabel_20_26" style:display-name="ListLabel 26" style:family="text">
      <style:text-properties style:font-name="Noto Serif CJK KR" fo:font-family="'Noto Serif CJK KR'" style:font-pitch="variable" fo:font-size="10pt" style:font-size-asian="10pt"/>
    </style:style>
    <style:style style:name="ListLabel_20_27" style:display-name="ListLabel 27" style:family="text">
      <style:text-properties style:font-name="Noto Serif CJK KR" fo:font-family="'Noto Serif CJK KR'" style:font-pitch="variable"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6T10:23:13.081010850</meta:creation-date>
    <dc:date>2025-02-16T11:48:22.769731587</dc:date>
    <meta:editing-duration>PT1M10S</meta:editing-duration>
    <meta:editing-cycles>2</meta:editing-cycles>
    <meta:generator>LibreOffice/24.8.4.2$Linux_X86_64 LibreOffice_project/3e97788786b20d724e2ed0ea7a111abce73cab63</meta:generator>
    <meta:document-statistic meta:table-count="0" meta:image-count="0" meta:object-count="0" meta:page-count="1" meta:paragraph-count="11" meta:word-count="436" meta:character-count="658" meta:non-whitespace-character-count="495"/>
  </office:meta>
</office:document-meta>
</file>